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is_o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ponent_is_champ &amp;&amp; opponent_is_ol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pponent_is_champ &amp;&amp; opponent_is_old &amp;&amp; opponent_won_last</text:p>
          </table:table-cell>
        </table:table-row>
      </table:table>
      <table:table table:name="opponent_is_old" table:style-name="ta1" table:print="false">
        <table:table-column table:style-name="co1" table:default-cell-style-name="Default"/>
        <table:table-row table:style-name="ro1">
          <table:table-cell office:value-type="string">
            <text:p>Your time is up, old timer</text:p>
          </table:table-cell>
        </table:table-row>
        <table:table-row table:style-name="ro1">
          <table:table-cell office:value-type="string">
            <text:p>Time to trade those gloves for a pension</text:p>
          </table:table-cell>
        </table:table-row>
      </table:table>
      <table:table table:name="opponent_is_champ &amp;&amp; opponent_is_old" table:style-name="ta1" table:print="false">
        <table:table-column table:style-name="co1" table:default-cell-style-name="Default"/>
        <table:table-row table:style-name="ro1">
          <table:table-cell office:value-type="string">
            <text:p>Thanks for keeping my throne warm, old timer</text:p>
          </table:table-cell>
        </table:table-row>
        <table:table-row table:style-name="ro1">
          <table:table-cell office:value-type="string">
            <text:p>That crown belongs to the next generation</text:p>
          </table:table-cell>
        </table:table-row>
      </table:table>
      <table:table table:name="opponent_is_champ &amp;&amp; opponent_is_old &amp;&amp; opponent_won_last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I'm gonna avenge my loss, take that crown and retire you</text:p>
          </table:table-cell>
        </table:table-row>
        <table:table-row table:style-name="ro1">
          <table:table-cell/>
          <table:table-cell office:value-type="string">
            <text:p>Revenge will be all the sweeter when I steal your belt. It'll be like taking candy from an OAP, hah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17/03/2019</text:date>, <text:time>15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3-17T15:51:49</dc:date>
    <dc:creator>S S</dc:creator>
    <meta:editing-duration>PT20H16M5S</meta:editing-duration>
    <meta:editing-cycles>5</meta:editing-cycles>
    <meta:document-statistic meta:table-count="4" meta:cell-count="12" meta:object-count="0"/>
  </office:meta>
</office:document-meta>
</file>